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Unnamed: 0">
            <text:p>Unnamed: 0</text:p>
          </table:table-cell>
          <table:table-cell table:style-name="pd1" office:value-type="string" office:string-value="Unnamed: 1">
            <text:p>Unnamed: 1</text:p>
          </table:table-cell>
          <table:table-cell table:style-name="pd1" office:value-type="string" office:string-value="Unnamed: 2">
            <text:p>Unnamed: 2</text:p>
          </table:table-cell>
          <table:table-cell table:style-name="pd1" office:value-type="string" office:string-value="Unnamed: 3">
            <text:p>Unnamed: 3</text:p>
          </table:table-cell>
          <table:table-cell table:style-name="pd1" office:value-type="string" office:string-value="Unnamed: 4">
            <text:p>Unnamed: 4</text:p>
          </table:table-cell>
          <table:table-cell table:style-name="pd1" office:value-type="string" office:string-value="Unnamed: 5">
            <text:p>Unnamed: 5</text:p>
          </table:table-cell>
        </table:table-row>
        <table:table-row>
          <table:table-cell office:value-type="string" office:string-value="&quot;D:\Dropbox\NOTES\KZ equations\KZ equations.pdf&quot;">
            <text:p>"D:\Dropbox\NOTES\KZ equations\KZ equations.pdf"</text:p>
          </table:table-cell>
          <table:table-cell office:value-type="string" office:string-value="Notes on KZ equations">
            <text:p>Notes on KZ equations</text:p>
          </table:table-cell>
          <table:table-cell office:value-type="string" office:string-value="Long">
            <text:p>Long</text:p>
          </table:table-cell>
          <table:table-cell office:value-type="string" office:string-value="yes">
            <text:p>yes</text:p>
          </table:table-cell>
          <table:table-cell office:value-type="float" office:value="37.0">
            <text:p>37.0</text:p>
          </table:table-cell>
          <table:table-cell office:value-type="string" office:string-value="Notes on the KZ equation">
            <text:p>Notes on the KZ equation</text:p>
          </table:table-cell>
        </table:table-row>
        <table:table-row>
          <table:table-cell office:value-type="string" office:string-value="D:\Dropbox\NOTES\What structure does W-Mod and Y-Mod have\What structure does WMod and YMod have.pdf">
            <text:p>D:\Dropbox\NOTES\What structure does W-Mod and Y-Mod have\What structure does WMod and YMod have.pdf</text:p>
          </table:table-cell>
          <table:table-cell office:value-type="string" office:string-value="Factorisation structures on the category of affine Yangian modules">
            <text:p>Factorisation structures on the category of affine Yangian modules</text:p>
          </table:table-cell>
          <table:table-cell office:value-type="string" office:string-value="Short">
            <text:p>Short</text:p>
          </table:table-cell>
          <table:table-cell office:value-type="string" office:string-value="yes">
            <text:p>yes</text:p>
          </table:table-cell>
          <table:table-cell office:value-type="float" office:value="3.0">
            <text:p>3.0</text:p>
          </table:table-cell>
          <table:table-cell office:value-type="string" office:string-value="Discusses the algebraic structure on the category of modules over affine Yangians. An appendix to Factorisation Quantum Groups.">
            <text:p>Discusses the algebraic structure on the category of modules over affine Yangians. An appendix to Factorisation Quantum Groups.</text:p>
          </table:table-cell>
        </table:table-row>
        <table:table-row>
          <table:table-cell office:value-type="string" office:string-value="D:\Dropbox\NOTES\Deformation quantisation\Deformation quantisation.pdf">
            <text:p>D:\Dropbox\NOTES\Deformation quantisation\Deformation quantisation.pdf</text:p>
          </table:table-cell>
          <table:table-cell office:value-type="string" office:string-value="Notes on deformation quantisation">
            <text:p>Notes on deformation quantisation</text:p>
          </table:table-cell>
          <table:table-cell office:value-type="string" office:string-value="Long">
            <text:p>Long</text:p>
          </table:table-cell>
          <table:table-cell office:value-type="string" office:string-value="no">
            <text:p>no</text:p>
          </table:table-cell>
          <table:table-cell office:value-type="float" office:value="21.0">
            <text:p>21.0</text:p>
          </table:table-cell>
          <table:table-cell office:value-type="string" office:string-value="Expository notes on deformation quantisation.">
            <text:p>Expository notes on deformation quantisation.</text:p>
          </table:table-cell>
        </table:table-row>
        <table:table-row>
          <table:table-cell office:value-type="string" office:string-value="&quot;D:\Dropbox\NOTES\q deformed D modules\q deformed D modules.pdf&quot;">
            <text:p>"D:\Dropbox\NOTES\q deformed D modules\q deformed D modules.pdf"</text:p>
          </table:table-cell>
          <table:table-cell office:value-type="string" office:string-value="q D-modules">
            <text:p>q D-modules</text:p>
          </table:table-cell>
          <table:table-cell office:value-type="string" office:string-value="Short">
            <text:p>Short</text:p>
          </table:table-cell>
          <table:table-cell office:value-type="string" office:string-value="no">
            <text:p>no</text:p>
          </table:table-cell>
          <table:table-cell office:value-type="float" office:value="10.0">
            <text:p>10.0</text:p>
          </table:table-cell>
          <table:table-cell office:value-type="string" office:string-value="A de-Rham-stack definition of q-deformed D-modules.">
            <text:p>A de-Rham-stack definition of q-deformed D-modules.</text:p>
          </table:table-cell>
        </table:table-row>
        <table:table-row>
          <table:table-cell office:value-type="string" office:string-value="&quot;D:\Dropbox\NOTES\What is a vertex algebra\What is a vertex algebra.pdf&quot;">
            <text:p>"D:\Dropbox\NOTES\What is a vertex algebra\What is a vertex algebra.pdf"</text:p>
          </table:table-cell>
          <table:table-cell office:value-type="string" office:string-value="What is a vertex algebra">
            <text:p>What is a vertex algebra</text:p>
          </table:table-cell>
          <table:table-cell office:value-type="string" office:string-value="Short">
            <text:p>Short</text:p>
          </table:table-cell>
          <table:table-cell office:value-type="string" office:string-value="yes">
            <text:p>yes</text:p>
          </table:table-cell>
          <table:table-cell office:value-type="float" office:value="20.0">
            <text:p>20.0</text:p>
          </table:table-cell>
          <table:table-cell office:value-type="string" office:string-value="Expository notes. What is a vertex algebra, relation to cobordisms, other topics.">
            <text:p>Expository notes. What is a vertex algebra, relation to cobordisms, other topics.</text:p>
          </table:table-cell>
        </table:table-row>
        <table:table-row>
          <table:table-cell office:value-type="string" office:string-value="&quot;D:\Dropbox\NOTES\Stable envelopes\Stable envelopes.pdf&quot;">
            <text:p>"D:\Dropbox\NOTES\Stable envelopes\Stable envelopes.pdf"</text:p>
          </table:table-cell>
          <table:table-cell office:value-type="string" office:string-value="Stable envelopes as factorisation">
            <text:p>Stable envelopes as factorisation</text:p>
          </table:table-cell>
          <table:table-cell office:value-type="string" office:string-value="Long">
            <text:p>Long</text:p>
          </table:table-cell>
          <table:table-cell office:value-type="string" office:string-value="no">
            <text:p>no</text:p>
          </table:table-cell>
          <table:table-cell office:value-type="float" office:value="28.0">
            <text:p>28.0</text:p>
          </table:table-cell>
          <table:table-cell office:value-type="string" office:string-value="Notes how to interpret Maulik-Okounkov’s construction of quantum groups “factorisably over the coloured Ran space”. Writes generalisations.">
            <text:p>Notes how to interpret Maulik-Okounkov’s construction of quantum groups “factorisably over the coloured Ran space”. Writes generalisations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